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dale Sans UI" svg:font-family="'Andale Sans UI'"/>
    <style:font-face style:name="Mangal1" svg:font-family="Mangal"/>
    <style:font-face style:name="OpenSymbol" svg:font-family="OpenSymbol"/>
    <style:font-face style:name="Consolas" svg:font-family="Consolas" style:font-adornments="标准" style:font-family-generic="modern" style:font-pitch="fixed"/>
    <style:font-face style:name="华文中宋" svg:font-family="华文中宋" style:font-adornments="标准" style:font-pitch="variable"/>
    <style:font-face style:name="文泉驿等宽正黑" svg:font-family="文泉驿等宽正黑" style:font-adornments="中等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21.011cm" fo:margin-left="1.598cm" table:align="left"/>
    </style:style>
    <style:style style:name="表格1.A" style:family="table-column">
      <style:table-column-properties style:column-width="2.626cm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H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9.939cm" fo:margin-left="2.445cm" table:align="left"/>
    </style:style>
    <style:style style:name="表格2.A" style:family="table-column">
      <style:table-column-properties style:column-width="3.043cm"/>
    </style:style>
    <style:style style:name="表格2.B" style:family="table-column">
      <style:table-column-properties style:column-width="16.896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9.944cm" fo:margin-left="2.445cm" table:align="left"/>
    </style:style>
    <style:style style:name="表格3.A" style:family="table-column">
      <style:table-column-properties style:column-width="5.212cm"/>
    </style:style>
    <style:style style:name="表格3.B" style:family="table-column">
      <style:table-column-properties style:column-width="3.683cm"/>
    </style:style>
    <style:style style:name="表格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3.E1" style:family="table-cell">
      <style:table-cell-properties style:vertical-align="middle" fo:padding="0.097cm" fo:border="0.002cm solid #000000"/>
    </style:style>
    <style:style style:name="表格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nsolas" fo:font-size="12pt" style:font-name-asian="华文中宋" style:font-size-asian="10.5pt" style:font-weight-asian="normal" style:font-size-complex="12pt"/>
    </style:style>
    <style:style style:name="P2" style:family="paragraph" style:parent-style-name="Standard">
      <style:paragraph-properties fo:margin-left="0.741cm" fo:margin-right="0cm" fo:text-indent="0cm" style:auto-text-indent="false"/>
      <style:text-properties style:font-name="Consolas" fo:font-size="12pt" style:font-name-asian="华文中宋" style:font-size-asian="10.5pt" style:font-weight-asian="normal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onsolas" fo:font-size="12pt" style:font-name-asian="华文中宋" style:font-size-asian="10.5pt" style:font-weight-asian="normal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nsolas" fo:font-size="12pt" style:font-name-asian="华文中宋" style:font-size-asian="10.5pt" style:font-weight-asian="normal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2pt" style:font-name-asian="华文中宋" style:font-size-asian="10.5pt" style:font-weight-asian="normal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Consolas" fo:font-size="12pt" style:font-name-asian="华文中宋" style:font-size-asian="10.5pt" style:font-weight-asian="normal" style:font-size-complex="12pt"/>
    </style:style>
    <style:style style:name="P7" style:family="paragraph" style:parent-style-name="Text_20_body" style:master-page-name="Landscape">
      <style:paragraph-properties fo:text-align="center" style:justify-single-word="false" style:page-number="auto"/>
      <style:text-properties style:font-name="Consolas" fo:font-size="12pt" style:font-name-asian="华文中宋" style:font-size-asian="10.5pt" style:font-weight-asian="normal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onsolas" fo:font-size="12pt" style:font-name-asian="华文中宋" style:font-size-asian="10.5pt" style:font-weight-asian="normal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onsolas" fo:font-size="12pt" style:font-name-asian="华文中宋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词法分析</text:p>
      <text:p text:style-name="P6">Normal：A-Z，a-z，0-9，_，$，&gt;126的字符</text:p>
      <text:p text:style-name="P6">Blank：' '，'\t'，'\r'</text:p>
      <text:p text:style-name="P6">Single：.()[]{}:,;~\n</text:p>
      <text:p text:style-name="P6">引号：' "</text:p>
      <text:p text:style-name="P6"/>
      <text:p text:style-name="P6">正常状态（正则、引号、注释转台的处理不按这张表进行）：</text:p>
      <table:table table:name="表格1" table:style-name="表格1">
        <table:table-column table:style-name="表格1.A" table:number-columns-repeated="8"/>
        <table:table-row>
          <table:table-cell table:style-name="表格1.A1" office:value-type="string">
            <text:p text:style-name="P8">A\B</text:p>
          </table:table-cell>
          <table:table-cell table:style-name="表格1.A1" office:value-type="string">
            <text:p text:style-name="P8">Normal</text:p>
          </table:table-cell>
          <table:table-cell table:style-name="表格1.A1" office:value-type="string">
            <text:p text:style-name="P8">Blank</text:p>
          </table:table-cell>
          <table:table-cell table:style-name="表格1.A1" office:value-type="string">
            <text:p text:style-name="P8">Single</text:p>
          </table:table-cell>
          <table:table-cell table:style-name="表格1.A1" office:value-type="string">
            <text:p text:style-name="P8">引号</text:p>
          </table:table-cell>
          <table:table-cell table:style-name="表格1.A1" office:value-type="string">
            <text:p text:style-name="P8">/*</text:p>
          </table:table-cell>
          <table:table-cell table:style-name="表格1.A1" office:value-type="string">
            <text:p text:style-name="P8">&lt;&gt;=</text:p>
          </table:table-cell>
          <table:table-cell table:style-name="表格1.H1" office:value-type="string">
            <text:p text:style-name="P8">其它</text:p>
          </table:table-cell>
        </table:table-row>
        <table:table-row>
          <table:table-cell table:style-name="表格1.A2" office:value-type="string">
            <text:p text:style-name="P8">Normal</text:p>
          </table:table-cell>
          <table:table-cell table:style-name="表格1.A2" office:value-type="string">
            <text:p text:style-name="P8">O1</text:p>
            <text:p text:style-name="P8">接入继续</text:p>
          </table:table-cell>
          <table:table-cell table:style-name="表格1.C2" table:number-columns-spanned="6" office:value-type="string">
            <text:p text:style-name="P8">O2 接入返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8">Blank</text:p>
          </table:table-cell>
          <table:table-cell table:style-name="表格1.C2" table:number-columns-spanned="7" office:value-type="string">
            <text:p text:style-name="P8">O3 跳过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8">Single</text:p>
          </table:table-cell>
          <table:table-cell table:style-name="表格1.C2" table:number-columns-spanned="7" office:value-type="string">
            <text:p text:style-name="P8">O6 单字符符号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8">引号</text:p>
          </table:table-cell>
          <table:table-cell table:style-name="表格1.C2" table:number-columns-spanned="7" office:value-type="string">
            <text:p text:style-name="P8">O4 引号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8">/</text:p>
          </table:table-cell>
          <table:table-cell table:style-name="表格1.A2" table:number-rows-spanned="3" office:value-type="string">
            <text:p text:style-name="P8">O6</text:p>
          </table:table-cell>
          <table:table-cell table:style-name="表格1.A2" table:number-rows-spanned="3" office:value-type="string">
            <text:p text:style-name="P8">O6</text:p>
          </table:table-cell>
          <table:table-cell table:style-name="表格1.A2" table:number-rows-spanned="3" office:value-type="string">
            <text:p text:style-name="P8">O6</text:p>
          </table:table-cell>
          <table:table-cell table:style-name="表格1.A2" table:number-rows-spanned="3" office:value-type="string">
            <text:p text:style-name="P8">O6</text:p>
          </table:table-cell>
          <table:table-cell table:style-name="表格1.A2" office:value-type="string">
            <text:p text:style-name="P8">O5 注释</text:p>
          </table:table-cell>
          <table:table-cell table:style-name="表格1.C2" table:number-columns-spanned="2" office:value-type="string">
            <text:p text:style-name="P8">O6</text:p>
          </table:table-cell>
          <table:covered-table-cell/>
        </table:table-row>
        <table:table-row>
          <table:table-cell table:style-name="表格1.A2" office:value-type="string">
            <text:p text:style-name="P8">&lt;&gt;=</text:p>
          </table:table-cell>
          <table:covered-table-cell/>
          <table:covered-table-cell/>
          <table:covered-table-cell/>
          <table:covered-table-cell/>
          <table:table-cell table:style-name="表格1.A2" office:value-type="string">
            <text:p text:style-name="P8">O6</text:p>
          </table:table-cell>
          <table:table-cell table:style-name="表格1.A2" office:value-type="string">
            <text:p text:style-name="P8">O7</text:p>
            <text:p text:style-name="P8">多字符符号</text:p>
          </table:table-cell>
          <table:table-cell table:style-name="表格1.C2" office:value-type="string">
            <text:p text:style-name="P8">O6</text:p>
          </table:table-cell>
        </table:table-row>
        <table:table-row>
          <table:table-cell table:style-name="表格1.A2" office:value-type="string">
            <text:p text:style-name="P8">其它</text:p>
          </table:table-cell>
          <table:covered-table-cell/>
          <table:covered-table-cell/>
          <table:covered-table-cell/>
          <table:covered-table-cell/>
          <table:table-cell table:style-name="表格1.C2" table:number-columns-spanned="3" office:value-type="string">
            <text:p text:style-name="P8">O6</text:p>
          </table:table-cell>
          <table:covered-table-cell/>
          <table:covered-table-cell/>
        </table:table-row>
      </table:table>
      <text:p text:style-name="P1"/>
      <text:p text:style-name="P1">return指返回tokenB，continue则是继续判断下一个字符。</text:p>
      <text:p text:style-name="P1">OA：</text:p>
      <text:p text:style-name="P2">charA接入tokenB，tokenBType为String</text:p>
      <text:p text:style-name="P2">如果之前是数字，charA是e，E，charB是+，-，0-9，则charB接入tokenB，下一个字符进入charB</text:p>
      <text:p text:style-name="P1">O1：</text:p>
      <text:p text:style-name="P2">OA</text:p>
      <text:p text:style-name="P2">continue</text:p>
      <text:p text:style-name="P1">O2：</text:p>
      <text:p text:style-name="P2"><text:soft-page-break/>OA</text:p>
      <text:p text:style-name="P2">return</text:p>
      <text:p text:style-name="P1">O3：</text:p>
      <text:p text:style-name="P2">continue</text:p>
      <text:p text:style-name="P3">O4：</text:p>
      <text:p text:style-name="P2">进入引号状态，记录是什么引号</text:p>
      <text:p text:style-name="P2">charA接入tokenB，tokenBType为String</text:p>
      <text:p text:style-name="P2">continue</text:p>
      <text:p text:style-name="P3">O5：</text:p>
      <text:p text:style-name="P2">进入注释状态，记录是什么注释</text:p>
      <text:p text:style-name="P2">charA接入tokenB，注意暂时不设置tokenBType类型</text:p>
      <text:p text:style-name="P2">continue</text:p>
      <text:p text:style-name="P3">O6：</text:p>
      <text:p text:style-name="P2">tokenBType为operator</text:p>
      <text:p text:style-name="P2">tokenB=charA，因为这里是单字符符号</text:p>
      <text:p text:style-name="P2">return</text:p>
      <text:p text:style-name="P3">O7：</text:p>
      <text:p text:style-name="P2">charA，charB一起接入tokenB</text:p>
      <text:p text:style-name="P2">下一个字符到charB，处理===，!==，&lt;&lt;=，&gt;&gt;=，&gt;&gt;&gt;，&gt;&gt;&gt;=</text:p>
      <text:p text:style-name="P2">return</text:p>
      <text:p text:style-name="P3"/>
      <text:p text:style-name="P3">正则状态：</text:p>
      <text:p text:style-name="P2">正则在语法部分判断，进入后charA全部接入tokenB，直到charA是/</text:p>
      <text:p text:style-name="P3"/>
      <text:p text:style-name="P3">引号状态</text:p>
      <text:p text:style-name="P2">charA全部接入tokenB，直到charA是开始引号状态的符号</text:p>
      <text:p text:style-name="P3"/>
      <text:p text:style-name="P3">注释状态</text:p>
      <text:p text:style-name="P2">先判断当前是//注释还是/**/注释，并将开始的符号接入tokenB</text:p>
      <text:p text:style-name="P2">如果是//注释，那么charA接入tokenB，直到换行</text:p>
      <text:p text:style-name="P2">如果是/**/注释，跳过每行开头的' '和'\t'，依靠输出时的缩进，其余的charA接入tokenB，直到*/</text:p>
      <text:p text:style-name="P3"/>
      <text:p text:style-name="P4"><text:soft-page-break/>语法分析</text:p>
      <text:p text:style-name="P5">tokenA不是operator：</text:p>
      <table:table table:name="表格3" table:style-name="表格3">
        <table:table-column table:style-name="表格3.A"/>
        <table:table-column table:style-name="表格3.B" table:number-columns-repeated="4"/>
        <table:table-row>
          <table:table-cell table:style-name="表格3.A1" office:value-type="string">
            <text:p text:style-name="P9">tokenA/B</text:p>
          </table:table-cell>
          <table:table-cell table:style-name="表格3.A1" office:value-type="string">
            <text:p text:style-name="P9">/...</text:p>
          </table:table-cell>
          <table:table-cell table:style-name="表格3.A1" office:value-type="string">
            <text:p text:style-name="P9">-</text:p>
          </table:table-cell>
          <table:table-cell table:style-name="表格3.A1" office:value-type="string">
            <text:p text:style-name="P9"/>
          </table:table-cell>
          <table:table-cell table:style-name="表格3.E1" office:value-type="string">
            <text:p text:style-name="P9"/>
          </table:table-cell>
        </table:table-row>
        <table:table-row>
          <table:table-cell table:style-name="表格3.A2" office:value-type="string">
            <text:p text:style-name="P9">...(,=:[!&amp;|?+{};\n</text:p>
          </table:table-cell>
          <table:table-cell table:style-name="表格3.A2" office:value-type="string">
            <text:p text:style-name="P9">正则表达式状态</text:p>
            <text:p text:style-name="P9">继续读取tokenB</text:p>
          </table:table-cell>
          <table:table-cell table:style-name="表格3.A2" office:value-type="string">
            <text:p text:style-name="P9"/>
          </table:table-cell>
          <table:table-cell table:style-name="表格3.A2" office:value-type="string">
            <text:p text:style-name="P9"/>
          </table:table-cell>
          <table:table-cell table:style-name="表格3.E2" office:value-type="string">
            <text:p text:style-name="P9"/>
          </table:table-cell>
        </table:table-row>
        <table:table-row>
          <table:table-cell table:style-name="表格3.A2" office:value-type="string">
            <text:p text:style-name="P9">operator, comment</text:p>
          </table:table-cell>
          <table:table-cell table:style-name="表格3.A2" office:value-type="string">
            <text:p text:style-name="P9"/>
          </table:table-cell>
          <table:table-cell table:style-name="表格3.A2" office:value-type="string">
            <text:p text:style-name="P9">负数</text:p>
            <text:p text:style-name="P9">继续读取tokenB</text:p>
          </table:table-cell>
          <table:table-cell table:style-name="表格3.A2" office:value-type="string">
            <text:p text:style-name="P9"/>
          </table:table-cell>
          <table:table-cell table:style-name="表格3.E2" office:value-type="string">
            <text:p text:style-name="P9"/>
          </table:table-cell>
        </table:table-row>
        <table:table-row>
          <table:table-cell table:style-name="表格3.A2" office:value-type="string">
            <text:p text:style-name="P9">正则</text:p>
          </table:table-cell>
          <table:table-cell table:style-name="表格3.E2" table:number-columns-spanned="4" office:value-type="string">
            <text:p text:style-name="P9">输出</text:p>
          </table:table-cell>
          <table:covered-table-cell/>
          <table:covered-table-cell/>
          <table:covered-table-cell/>
        </table:table-row>
        <table:table-row>
          <table:table-cell table:style-name="表格3.A2" office:value-type="string">
            <text:p text:style-name="P9">/**/</text:p>
          </table:table-cell>
          <table:table-cell table:style-name="表格3.E2" table:number-columns-spanned="4" office:value-type="string">
            <text:p text:style-name="P9">输出，换行</text:p>
          </table:table-cell>
          <table:covered-table-cell/>
          <table:covered-table-cell/>
          <table:covered-table-cell/>
        </table:table-row>
        <table:table-row>
          <table:table-cell table:style-name="表格3.A2" office:value-type="string">
            <text:p text:style-name="P9">//</text:p>
          </table:table-cell>
          <table:table-cell table:style-name="表格3.E2" table:number-columns-spanned="4" office:value-type="string">
            <text:p text:style-name="P9">输出</text:p>
          </table:table-cell>
          <table:covered-table-cell/>
          <table:covered-table-cell/>
          <table:covered-table-cell/>
        </table:table-row>
        <table:table-row>
          <table:table-cell table:style-name="表格3.A2" office:value-type="string">
            <text:p text:style-name="P9">case，default</text:p>
          </table:table-cell>
          <table:table-cell table:style-name="表格3.E2" table:number-columns-spanned="4" office:value-type="string">
            <text:p text:style-name="P9">缩进减1，输出（case后面加空格）</text:p>
          </table:table-cell>
          <table:covered-table-cell/>
          <table:covered-table-cell/>
          <table:covered-table-cell/>
        </table:table-row>
        <table:table-row>
          <table:table-cell table:style-name="表格3.A2" office:value-type="string">
            <text:p text:style-name="P9">do，else，try</text:p>
          </table:table-cell>
          <table:table-cell table:style-name="表格3.E2" table:number-columns-spanned="4" office:value-type="string">
            <text:p text:style-name="P9">输出，缩进加1，后面不是{则换行</text:p>
            <text:p text:style-name="P9">入栈，增加DoLikeBlock计数</text:p>
          </table:table-cell>
          <table:covered-table-cell/>
          <table:covered-table-cell/>
          <table:covered-table-cell/>
        </table:table-row>
        <table:table-row>
          <table:table-cell table:style-name="表格3.A2" office:value-type="string">
            <text:p text:style-name="P9">其它</text:p>
          </table:table-cell>
          <table:table-cell table:style-name="表格3.E2" table:number-columns-spanned="4" office:value-type="string">
            <text:p text:style-name="P9">O1</text:p>
          </table:table-cell>
          <table:covered-table-cell/>
          <table:covered-table-cell/>
          <table:covered-table-cell/>
        </table:table-row>
        <table:table-row>
          <table:table-cell table:style-name="表格3.A2" office:value-type="string">
            <text:p text:style-name="P9">if，for，while，catch</text:p>
          </table:table-cell>
          <table:table-cell table:style-name="表格3.E2" table:number-columns-spanned="4" office:value-type="string">
            <text:p text:style-name="P9">O1</text:p>
            <text:p text:style-name="P9">入栈，增加IfLikeBlock计数</text:p>
            <text:p text:style-name="P9">等待(...)</text:p>
          </table:table-cell>
          <table:covered-table-cell/>
          <table:covered-table-cell/>
          <table:covered-table-cell/>
        </table:table-row>
        <table:table-row>
          <table:table-cell table:style-name="表格3.A2" office:value-type="string">
            <text:p text:style-name="P9">switch</text:p>
          </table:table-cell>
          <table:table-cell table:style-name="表格3.E2" table:number-columns-spanned="4" office:value-type="string">
            <text:p text:style-name="P9">O1</text:p>
            <text:p text:style-name="P9">入栈，增加SwitchBlock计数</text:p>
            <text:p text:style-name="P9">等待(...)</text:p>
          </table:table-cell>
          <table:covered-table-cell/>
          <table:covered-table-cell/>
          <table:covered-table-cell/>
        </table:table-row>
      </table:table>
      <text:p text:style-name="P5"/>
      <text:p text:style-name="P5">O1：输出tokenA，后面几一个空格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okenA是operator：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9">tokenA</text:p>
          </table:table-cell>
          <table:table-cell table:style-name="表格2.B1" office:value-type="string">
            <text:p text:style-name="P9">动作</text:p>
          </table:table-cell>
        </table:table-row>
        <table:table-row>
          <table:table-cell table:style-name="表格2.A2" office:value-type="string">
            <text:p text:style-name="P9">! !! ~^.</text:p>
          </table:table-cell>
          <table:table-cell table:style-name="表格2.B2" office:value-type="string">
            <text:p text:style-name="P9">O2</text:p>
          </table:table-cell>
        </table:table-row>
        <table:table-row>
          <table:table-cell table:style-name="表格2.A2" office:value-type="string">
            <text:p text:style-name="P9">]</text:p>
          </table:table-cell>
          <table:table-cell table:style-name="表格2.B2" office:value-type="string">
            <text:p text:style-name="P9">栈顶对应的[弹掉</text:p>
            <text:p text:style-name="P9">减小缩进]</text:p>
            <text:p text:style-name="P9">O2</text:p>
          </table:table-cell>
        </table:table-row>
        <table:table-row>
          <table:table-cell table:style-name="表格2.A2" office:value-type="string">
            <text:p text:style-name="P9">)</text:p>
          </table:table-cell>
          <table:table-cell table:style-name="表格2.B2" office:value-type="string">
            <text:p text:style-name="P9">O3</text:p>
          </table:table-cell>
        </table:table-row>
        <table:table-row>
          <table:table-cell table:style-name="表格2.A2" office:value-type="string">
            <text:p text:style-name="P9">([</text:p>
          </table:table-cell>
          <table:table-cell table:style-name="表格2.B2" office:value-type="string">
            <text:p text:style-name="P9">入栈，增加缩进</text:p>
            <text:p text:style-name="P9">O2</text:p>
          </table:table-cell>
        </table:table-row>
        <table:table-row>
          <table:table-cell table:style-name="表格2.A2" office:value-type="string">
            <text:p text:style-name="P9">;</text:p>
          </table:table-cell>
          <table:table-cell table:style-name="表格2.B2" office:value-type="string">
            <text:p text:style-name="P9">如果栈顶是if，for，while，catch，else，try，do，</text:p>
            <text:p text:style-name="P9">则减小相应的计数，减小缩进，弹栈，弹出多个块（O4）</text:p>
            <text:p text:style-name="P9">输出，在()中不换行，加空格，其余换行</text:p>
          </table:table-cell>
        </table:table-row>
        <table:table-row>
          <table:table-cell table:style-name="表格2.A2" office:value-type="string">
            <text:p text:style-name="P9">{</text:p>
          </table:table-cell>
          <table:table-cell table:style-name="表格2.B2" office:value-type="string">
            <text:p text:style-name="P9">如果栈顶是if，for等所有后面可能跟着块的，入栈（前面的那个不要弹掉，等}一起弹），减缩进（因为统一过程，后面还要加的）</text:p>
            <text:p text:style-name="P9">输出，增加缩进</text:p>
          </table:table-cell>
        </table:table-row>
        <table:table-row>
          <table:table-cell table:style-name="表格2.A2" office:value-type="string">
            <text:p text:style-name="P9">}</text:p>
          </table:table-cell>
          <table:table-cell table:style-name="表格2.B2" office:value-type="string">
            <text:p text:style-name="P9">先弹栈，直到栈顶是{</text:p>
            <text:p text:style-name="P9">弹掉栈顶的{</text:p>
            <text:p text:style-name="P9">如果此时栈顶是if，for等所有后面可能跟着块的，也弹掉</text:p>
            <text:p text:style-name="P9">减小缩进，减小对应的计数</text:p>
            <text:p text:style-name="P9">输出，并且换行</text:p>
            <text:p text:style-name="P9">弹掉多个块（O4）</text:p>
          </table:table-cell>
        </table:table-row>
        <table:table-row>
          <table:table-cell table:style-name="表格2.A2" office:value-type="string">
            <text:p text:style-name="P9">++ -- \n</text:p>
          </table:table-cell>
          <table:table-cell table:style-name="表格2.B2" office:value-type="string">
            <text:p text:style-name="P9">直接输出</text:p>
          </table:table-cell>
        </table:table-row>
        <table:table-row>
          <table:table-cell table:style-name="表格2.A2" office:value-type="string">
            <text:p text:style-name="P9">:</text:p>
          </table:table-cell>
          <table:table-cell table:style-name="表格2.B2" office:value-type="string">
            <text:p text:style-name="P9">栈顶是case则换行</text:p>
            <text:p text:style-name="P9">输出时两边空格</text:p>
          </table:table-cell>
        </table:table-row>
        <table:table-row>
          <table:table-cell table:style-name="表格2.A2" office:value-type="string">
            <text:p text:style-name="P9">其它</text:p>
          </table:table-cell>
          <table:table-cell table:style-name="表格2.B2" office:value-type="string">
            <text:p text:style-name="P9">输出时两边空格</text:p>
          </table:table-cell>
        </table:table-row>
      </table:table>
      <text:p text:style-name="P3"/>
      <text:p text:style-name="P3"/>
      <text:p text:style-name="P5"><text:soft-page-break/>O2：直接输出</text:p>
      <text:p text:style-name="P5">O3：如果栈顶是if，for，while，switch，catch，且正在等待(...)，输出并加空格换行，增加缩进。如果栈顶是while，还要先弹掉一下，看看之后的栈顶是不是do，如果是的话，则是结束do...while()，一起弹掉，如果不是，则压回去</text:p>
      <text:p text:style-name="P5">O4：根据tokenB，一直弹到不是if...else，do...while，try...catch或者栈空了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dale Sans UI" svg:font-family="'Andale Sans UI'"/>
    <style:font-face style:name="Mangal1" svg:font-family="Mangal"/>
    <style:font-face style:name="OpenSymbol" svg:font-family="OpenSymbol"/>
    <style:font-face style:name="Consolas" svg:font-family="Consolas" style:font-adornments="标准" style:font-family-generic="modern" style:font-pitch="fixed"/>
    <style:font-face style:name="华文中宋" svg:font-family="华文中宋" style:font-adornments="标准" style:font-pitch="variable"/>
    <style:font-face style:name="文泉驿等宽正黑" svg:font-family="文泉驿等宽正黑" style:font-adornments="中等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nwen Sun</meta:initial-creator>
    <meta:creation-date>2011-03-07T16:14:28.03</meta:creation-date>
    <dc:date>2011-03-07T20:48:08.26</dc:date>
    <dc:creator>Junwen Sun</dc:creator>
    <meta:editing-duration>PT4H33M21S</meta:editing-duration>
    <meta:editing-cycles>38</meta:editing-cycles>
    <meta:generator>LibreOffice/3.3$Win32 LibreOffice_project/330m19$Build-6</meta:generator>
    <meta:document-statistic meta:table-count="3" meta:image-count="0" meta:object-count="0" meta:page-count="5" meta:paragraph-count="145" meta:word-count="677" meta:character-count="1626"/>
  </office:meta>
</office:document-meta>
</file>